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2.223cm"/>
    </style:style>
    <style:style style:name="Table1.C" style:family="table-column">
      <style:table-column-properties style:column-width="12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25ca"/>
    </style:style>
    <style:style style:name="P2" style:family="paragraph" style:parent-style-name="Standard">
      <style:text-properties officeooo:rsid="000b25ca" officeooo:paragraph-rsid="000b25ca"/>
    </style:style>
    <style:style style:name="P3" style:family="paragraph" style:parent-style-name="Table_20_Contents">
      <style:text-properties officeooo:rsid="000b25ca" officeooo:paragraph-rsid="000b25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YÖAIKAKIRJANPITO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Päiväys</text:p>
          </table:table-cell>
          <table:table-cell table:style-name="Table1.A1" office:value-type="string">
            <text:p text:style-name="P3">Aika(h)</text:p>
          </table:table-cell>
          <table:table-cell table:style-name="Table1.C1" office:value-type="string">
            <text:p text:style-name="P3">Työtehtävät</text:p>
          </table:table-cell>
        </table:table-row>
        <table:table-row>
          <table:table-cell table:style-name="Table1.A2" office:value-type="string">
            <text:p text:style-name="P3">9.11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">Dokumentaation tekeminen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8:19:47.688115413</meta:creation-date>
    <dc:date>2019-11-09T18:25:48.085930349</dc:date>
    <meta:editing-duration>PT6M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6" meta:word-count="7" meta:character-count="71" meta:non-whitespace-character-count="70"/>
  </office:meta>
</office:document-meta>
</file>